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arial" svg:font-family="arial"/>
    <style:font-face style:name="Verdana" svg:font-family="Verdana" style:font-family-generic="swiss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ula1" style:family="table">
      <style:table-properties style:width="16.999cm" table:align="margins"/>
    </style:style>
    <style:style style:name="Taula1.A" style:family="table-column">
      <style:table-column-properties style:column-width="16.999cm" style:rel-column-width="65535*"/>
    </style:style>
    <style:style style:name="Taula1.A1" style:family="table-cell">
      <style:table-cell-properties fo:background-color="#cccccc" fo:padding="0.097cm" fo:border="0.002cm solid #000000">
        <style:background-image/>
      </style:table-cell-properties>
    </style:style>
    <style:style style:name="P1" style:family="paragraph" style:parent-style-name="Standard">
      <style:text-properties style:font-name="arial" fo:font-size="10pt"/>
    </style:style>
    <style:style style:name="P2" style:family="paragraph" style:parent-style-name="Standard">
      <style:text-properties style:font-name="Verdana" fo:font-size="10pt" fo:font-style="italic" fo:font-weight="normal" style:font-weight-asian="normal" style:font-weight-complex="normal"/>
    </style:style>
    <style:style style:name="P3" style:family="paragraph" style:parent-style-name="Text_20_body">
      <style:text-properties style:font-name="Verdana" fo:font-size="8pt" style:font-size-asian="8pt" style:font-size-complex="8pt"/>
    </style:style>
    <style:style style:name="P4" style:family="paragraph" style:parent-style-name="Text_20_body">
      <style:paragraph-properties fo:margin-top="0cm" fo:margin-bottom="0cm"/>
    </style:style>
    <style:style style:name="P5" style:family="paragraph" style:parent-style-name="Text_20_body">
      <style:paragraph-properties fo:margin-top="0cm" fo:margin-bottom="0cm"/>
      <style:text-properties style:font-name="Verdana" fo:font-size="8pt" style:font-size-asian="8pt" style:font-size-complex="8pt"/>
    </style:style>
    <style:style style:name="P6" style:family="paragraph" style:parent-style-name="Preformatted_20_Text">
      <style:text-properties style:font-name="arial" fo:font-size="10pt"/>
    </style:style>
    <style:style style:name="P7" style:family="paragraph" style:parent-style-name="Preformatted_20_Text">
      <style:text-properties fo:font-weight="bold" style:font-weight-asian="bold" style:font-weight-complex="bold"/>
    </style:style>
    <style:style style:name="P8" style:family="paragraph" style:parent-style-name="List_20_Contents">
      <style:paragraph-properties fo:margin-top="0cm" fo:margin-bottom="0.499cm"/>
      <style:text-properties style:font-name="Verdana" fo:font-size="8pt" style:font-size-asian="8pt" style:font-size-complex="8pt"/>
    </style:style>
    <style:style style:name="P9" style:family="paragraph" style:parent-style-name="Heading_20_3">
      <style:text-properties style:font-name="Verdana" fo:font-size="8pt" style:font-size-asian="8pt" style:font-size-complex="8pt"/>
    </style:style>
    <style:style style:name="P10" style:family="paragraph" style:parent-style-name="List_20_Heading">
      <style:text-properties style:font-name="Verdana" fo:font-size="8pt" style:font-size-asian="8pt" style:font-size-complex="8pt"/>
    </style:style>
    <style:style style:name="P11" style:family="paragraph" style:parent-style-name="List_20_Contents">
      <style:text-properties style:font-name="Verdana" fo:font-size="8pt" style:font-size-asian="8pt" style:font-size-complex="8pt"/>
    </style:style>
    <style:style style:name="P12" style:family="paragraph" style:parent-style-name="Heading_20_4">
      <style:text-properties style:font-name="Verdana" fo:font-size="8pt" style:font-size-asian="8pt" style:font-size-complex="8pt"/>
    </style:style>
    <style:style style:name="P13" style:family="paragraph" style:parent-style-name="Heading_20_6">
      <style:text-properties style:font-name="Verdana" fo:font-size="8pt" style:font-size-asian="8pt" style:font-size-complex="8pt"/>
    </style:style>
    <style:style style:name="P14" style:family="paragraph" style:parent-style-name="Heading_20_2">
      <style:text-properties style:font-name="Verdana" fo:font-size="8pt" style:font-size-asian="8pt" style:font-size-complex="8pt"/>
    </style:style>
    <style:style style:name="P15" style:family="paragraph" style:parent-style-name="Standard">
      <style:text-properties fo:color="#000000" style:font-name="Verdana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P16" style:family="paragraph" style:parent-style-name="Standard">
      <style:text-properties fo:color="#000000" style:font-name="Verdana" fo:font-size="10pt" fo:font-style="italic" fo:font-weight="normal" style:font-name-asian="Monospace" style:font-size-asian="10pt" style:font-weight-asian="normal" style:font-name-complex="Monospace" style:font-size-complex="10pt" style:font-weight-complex="normal"/>
    </style:style>
    <style:style style:name="P17" style:family="paragraph" style:parent-style-name="Standard">
      <style:text-properties fo:color="#000000" style:font-name="Verdana" fo:font-size="8pt" fo:font-style="italic" style:font-name-asian="Monospace" style:font-size-asian="8pt" style:font-name-complex="Monospace" style:font-size-complex="8pt"/>
    </style:style>
    <style:style style:name="P18" style:family="paragraph" style:parent-style-name="Standard">
      <style:text-properties fo:color="#000000" style:font-name="Monospace" fo:font-size="10pt" fo:font-style="italic" style:font-name-asian="Monospace" style:font-size-asian="10pt" style:font-name-complex="Monospace" style:font-size-complex="10pt"/>
    </style:style>
    <style:style style:name="P19" style:family="paragraph" style:parent-style-name="Standard">
      <style:text-properties fo:language="en" fo:country="none"/>
    </style:style>
    <style:style style:name="P20" style:family="paragraph" style:parent-style-name="Standard">
      <style:paragraph-properties fo:margin-top="0.085cm" fo:margin-bottom="0.085cm"/>
      <style:text-properties fo:color="#333333" style:font-name="Arial" fo:font-size="9pt" fo:language="en" fo:country="none" style:font-size-asian="9pt" style:font-name-complex="Arial" style:font-size-complex="9pt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paragraph-properties fo:margin-top="0cm" fo:margin-bottom="0cm"/>
    </style:style>
    <style:style style:name="P23" style:family="paragraph" style:parent-style-name="Preformatted_20_Text">
      <style:text-properties fo:color="#000000" style:font-name="Monospace" fo:font-size="10pt" fo:font-style="normal" fo:font-weight="bold" style:font-name-asian="Monospace" style:font-size-asian="10pt" style:font-style-asian="normal" style:font-weight-asian="bold" style:font-name-complex="Monospace" style:font-size-complex="10pt" style:font-style-complex="normal" style:font-weight-complex="bold"/>
    </style:style>
    <style:style style:name="P24" style:family="paragraph" style:parent-style-name="Preformatted_20_Text">
      <style:paragraph-properties fo:margin-top="0cm" fo:margin-bottom="0.499cm"/>
    </style:style>
    <style:style style:name="P25" style:family="paragraph" style:parent-style-name="Preformatted_20_Text">
      <style:paragraph-properties fo:margin-top="0cm" fo:margin-bottom="0.499cm"/>
      <style:text-properties style:font-name="Monospace" fo:font-size="10pt" style:font-name-asian="Monospace" style:font-size-asian="10pt" style:font-name-complex="Monospace" style:font-size-complex="10pt"/>
    </style:style>
    <style:style style:name="P26" style:family="paragraph" style:parent-style-name="Preformatted_20_Text">
      <style:paragraph-properties fo:margin-top="0cm" fo:margin-bottom="0.499cm"/>
      <style:text-properties style:font-name="Verdana" fo:font-size="14pt" fo:font-weight="bold" style:font-size-asian="14pt" style:font-weight-asian="bold" style:font-size-complex="14pt" style:font-weight-complex="bold"/>
    </style:style>
    <style:style style:name="P27" style:family="paragraph" style:parent-style-name="Preformatted_20_Text">
      <style:paragraph-properties fo:margin-top="0cm" fo:margin-bottom="0.499cm"/>
      <style:text-properties fo:color="#000000" style:font-name="Monospace" fo:font-size="10pt" fo:font-style="italic" style:font-name-asian="Monospace" style:font-size-asian="10pt" style:font-name-complex="Monospace" style:font-size-complex="10pt"/>
    </style:style>
    <style:style style:name="P28" style:family="paragraph" style:parent-style-name="Preformatted_20_Text">
      <style:paragraph-properties fo:margin-top="0cm" fo:margin-bottom="0.499cm"/>
      <style:text-properties fo:color="#000000" style:font-name="Monospace" fo:font-size="10pt" fo:font-style="italic" fo:font-weight="bold" style:font-name-asian="Monospace" style:font-size-asian="10pt" style:font-weight-asian="bold" style:font-name-complex="Monospace" style:font-size-complex="10pt" style:font-weight-complex="bold"/>
    </style:style>
    <style:style style:name="P29" style:family="paragraph" style:parent-style-name="Preformatted_20_Text">
      <style:paragraph-properties fo:margin-top="0cm" fo:margin-bottom="0.499cm"/>
      <style:text-properties fo:color="#000000" style:font-name="Monospace" fo:font-size="10pt" fo:font-style="normal" style:font-name-asian="Monospace" style:font-size-asian="10pt" style:font-style-asian="normal" style:font-name-complex="Monospace" style:font-size-complex="10pt" style:font-style-complex="normal"/>
    </style:style>
    <style:style style:name="P30" style:family="paragraph" style:parent-style-name="Heading_20_2">
      <style:text-properties fo:color="#000000" style:font-name="Verdana" fo:font-size="8pt" fo:font-style="italic" style:font-name-asian="Monospace" style:font-size-asian="8pt" style:font-name-complex="Monospace" style:font-size-complex="8pt"/>
    </style:style>
    <style:style style:name="P31" style:family="paragraph" style:parent-style-name="List_20_Heading">
      <style:paragraph-properties fo:background-color="transparent">
        <style:background-image/>
      </style:paragraph-properties>
      <style:text-properties style:font-name="Verdana" fo:font-size="8pt" style:font-size-asian="8pt" style:font-size-complex="8pt"/>
    </style:style>
    <style:style style:name="P32" style:family="paragraph">
      <style:paragraph-properties fo:text-align="center"/>
    </style:style>
    <style:style style:name="T1" style:family="text">
      <style:text-properties fo:color="#800000"/>
    </style:style>
    <style:style style:name="T2" style:family="text">
      <style:text-properties fo:color="#800000" style:font-name="arial" fo:font-size="10pt"/>
    </style:style>
    <style:style style:name="T3" style:family="text">
      <style:text-properties fo:color="#000000" style:font-name-asian="Monospace" style:font-size-asian="10pt" style:font-name-complex="Monospace" style:font-size-complex="10pt"/>
    </style:style>
    <style:style style:name="T4" style:family="text">
      <style:text-properties fo:color="#000000" style:font-name="Verdana" fo:font-weight="normal" style:font-name-asian="Monospace" style:font-size-asian="10pt" style:font-weight-asian="normal" style:font-name-complex="Monospace" style:font-size-complex="10pt" style:font-weight-complex="normal"/>
    </style:style>
    <style:style style:name="T5" style:family="text">
      <style:text-properties style:font-name="arial" fo:font-size="10pt"/>
    </style:style>
    <style:style style:name="T6" style:family="text">
      <style:text-properties style:font-name="arial" fo:font-size="10pt" fo:font-weight="bold" style:font-weight-asian="bold" style:font-weight-complex="bold"/>
    </style:style>
    <style:style style:name="T7" style:family="text">
      <style:text-properties style:font-name="arial" fo:font-size="10pt" fo:font-weight="normal" style:font-weight-asian="normal" style:font-weight-complex="normal"/>
    </style:style>
    <style:style style:name="T8" style:family="text">
      <style:text-properties fo:color="#008000" style:font-name="arial" fo:font-size="10pt"/>
    </style:style>
    <style:style style:name="T9" style:family="text">
      <style:text-properties fo:color="#c5000b"/>
    </style:style>
    <style:style style:name="T10" style:family="text">
      <style:text-properties fo:color="#c5000b" style:font-name="arial" fo:font-size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5e11a6" style:font-name="arial" fo:font-size="10pt"/>
    </style:style>
    <style:style style:name="T13" style:family="text">
      <style:text-properties style:font-name="Verdana" fo:font-weight="normal" style:font-weight-asian="normal" style:font-weight-complex="normal"/>
    </style:style>
    <style:style style:name="T14" style:family="text">
      <style:text-properties style:font-name="Verdana" fo:font-size="8pt" style:font-size-asian="8pt" style:font-size-complex="8pt"/>
    </style:style>
    <style:style style:name="T15" style:family="text">
      <style:text-properties fo:color="#008080"/>
    </style:style>
    <style:style style:name="T16" style:family="text">
      <style:text-properties fo:color="#0099ff"/>
    </style:style>
    <style:style style:name="T17" style:family="text">
      <style:text-properties fo:color="#ff950e"/>
    </style:style>
    <style:style style:name="T18" style:family="text">
      <style:text-properties fo:color="#4b1f6f"/>
    </style:style>
    <style:style style:name="T19" style:family="text">
      <style:text-properties fo:color="#ff3333"/>
    </style:style>
    <style:style style:name="T20" style:family="text">
      <style:text-properties fo:color="#00b8ff"/>
    </style:style>
    <style:style style:name="T21" style:family="text">
      <style:text-properties fo:color="#00ff00"/>
    </style:style>
    <style:style style:name="T22" style:family="text">
      <style:text-properties fo:color="#0047ff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99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www.facebook.com/connect/uiserver.php?app_id=145395435512797&amp;">http://www.facebook.com/connect/uiserver.php?</text:a><text:a xlink:type="simple" xlink:href="http://www.facebook.com/connect/uiserver.php?app_id=145395435512797&amp;"><text:span text:style-name="T1">app_id=145395435512797</text:span></text:a><text:a xlink:type="simple" xlink:href="http://www.facebook.com/connect/uiserver.php?app_id=145395435512797&amp;">&amp;</text:a></text:p>
      <text:p text:style-name="Standard">display=page&amp;</text:p>
      <text:p text:style-name="Standard">locale=en_GB&amp;</text:p>
      <text:p text:style-name="Standard">return_session=0&amp;</text:p>
      <text:p text:style-name="Standard">fbconnect=0&amp;</text:p>
      <text:p text:style-name="Standard">canvas=0&amp;</text:p>
      <text:p text:style-name="Standard">legacy_return=1&amp;</text:p>
      <text:p text:style-name="Standard">method=permissions.request</text:p>
      <text:p text:style-name="Standard"/>
      <text:p text:style-name="Standard"/>
      <text:p text:style-name="P1"><text:a xlink:type="simple" xlink:href="http://www.facebook.com/login.php?api_key=02b941f1e14d3ef2cb1feeb297159050"><text:span text:style-name="T13">http://www.facebook.com/login.php?api_key=0</text:span></text:a><text:a xlink:type="simple" xlink:href="http://www.facebook.com/login.php?api_key=02b941f1e14d3ef2cb1feeb297159050"><text:span text:style-name="T4">2b941f1e14d3ef2cb1feeb297159050</text:span></text:a></text:p>
      <text:p text:style-name="P15"/>
      <text:p text:style-name="P2"><text:a xlink:type="simple" xlink:href="http://www.facebook.com/apps/application.php?id=145395435512797"><text:span text:style-name="T3">http://www.facebook.com/apps/application.php?id=145395435512797</text:span></text:a></text:p>
      <text:p text:style-name="P16"/>
      <text:p text:style-name="P2"><text:a xlink:type="simple" xlink:href="http://www.facebook.com/widgets/like.php?href=http://example.com"><text:span text:style-name="T3">http://www.facebook.com/widgets/like.php?href=http://example.com</text:span></text:a></text:p>
      <text:p text:style-name="P16"/>
      <text:p text:style-name="P2"><text:a xlink:type="simple" xlink:href="http://www.facebook.com/widgets/activity.php?site=example.com"><text:span text:style-name="T3">http://www.facebook.com/widgets/activity.php?site=example.com</text:span></text:a></text:p>
      <text:p text:style-name="P16"/>
      <text:p text:style-name="P18"/>
      <text:p text:style-name="P18"/>
      <text:p text:style-name="P23">public class SocialJavaAPIIntroApp extends HttpServlet {</text:p>
      <text:p text:style-name="Preformatted_20_Text"/>
      <text:p text:style-name="Preformatted_20_Text"><text:s text:c="8"/><text:span text:style-name="T8">//Application API Key and application secret from creating app in FB</text:span></text:p>
      <text:p text:style-name="Preformatted_20_Text"><text:s text:c="8"/><text:span text:style-name="T5">String </text:span><text:span text:style-name="T2">appapikey</text:span><text:span text:style-name="T5"> = new String("00b0049fc7cf0d1e4a4ba2ea3e55b269"); </text:span><text:span text:style-name="T8">//api key obtained after creating Facebook app</text:span></text:p>
      <text:p text:style-name="Preformatted_20_Text"><text:s text:c="8"/><text:span text:style-name="T5">String </text:span><text:span text:style-name="T2">appsecret</text:span><text:span text:style-name="T5"> = new String("8ad8...api secret here..."); </text:span><text:span text:style-name="T8">// api secret obtained after creating Facebook app</text:span></text:p>
      <text:p text:style-name="Preformatted_20_Text"/>
      <text:p text:style-name="Preformatted_20_Text"><text:s text:c="8"/><text:span text:style-name="T5">//Facebook loginPage to this application. <text:s/>Parameter canvas=true shows the result in Facebook canvas</text:span></text:p>
      <text:p text:style-name="Preformatted_20_Text"><text:s text:c="8"/><text:span text:style-name="T5">String loginPage = </text:span><text:span text:style-name="T10">"http://www.facebook.com/login.php?api_key="+"00b0049fc7cf0d1e4a4ba2ea3e55b269"+"&amp;v=1.0&amp;canvas=true";</text:span></text:p>
      <text:p text:style-name="Preformatted_20_Text"><text:s text:c="8"/><text:span text:style-name="T5">FacebookJsonRestClient facebook; </text:span><text:span text:style-name="T8"><text:s/>// the facebook client, talks to REST Server</text:span></text:p>
      <text:p text:style-name="Preformatted_20_Text"><text:s text:c="8"/><text:span text:style-name="T5">PrintWriter servletOutput; <text:s/>// output of servlet. HTML or FBML out</text:span></text:p>
      <text:p text:style-name="Preformatted_20_Text"/>
      <text:p text:style-name="Preformatted_20_Text"><text:s text:c="7"/><text:span text:style-name="T11"><text:s/></text:span><text:span text:style-name="T6">public void doGet( HttpServletRequest req, HttpServletResponse res ) throws ServletException, IOException{</text:span></text:p>
      <text:p text:style-name="Preformatted_20_Text"><text:s text:c="16"/><text:span text:style-name="T5">servletOutput = res.getWriter(); // response is sent to ServletOutput</text:span></text:p>
      <text:p text:style-name="Preformatted_20_Text"><text:s text:c="16"/><text:span text:style-name="T5">res.setContentType( "text/html" );</text:span></text:p>
      <text:p text:style-name="Preformatted_20_Text"><text:s text:c="16"/><text:span text:style-name="T5">servletOutput.println("This is the doGet method");</text:span></text:p>
      <text:p text:style-name="Preformatted_20_Text"><text:s text:c="8"/><text:span text:style-name="T6">}</text:span></text:p>
      <text:p text:style-name="Preformatted_20_Text"/>
      <text:p text:style-name="Preformatted_20_Text"><text:s text:c="8"/><text:span text:style-name="T6">public void doPost(HttpServletRequest req, </text:span></text:p>
      <text:p text:style-name="P7"><text:s text:c="24"/><text:span text:style-name="T5">HttpServletResponse res) </text:span></text:p>
      <text:p text:style-name="P7"><text:s text:c="8"/><text:span text:style-name="T5">throws ServletException, IOException {</text:span></text:p>
      <text:p text:style-name="Preformatted_20_Text"/>
      <text:p text:style-name="Preformatted_20_Text"><text:s text:c="16"/><text:span text:style-name="T5">servletOutput = res.getWriter(); // response is sent to ServletOutput</text:span></text:p>
      <text:p text:style-name="Preformatted_20_Text"><text:s text:c="16"/><text:span text:style-name="T5">res.setContentType( "text/html" );</text:span></text:p>
      <text:p text:style-name="Preformatted_20_Text"><text:s text:c="16"/><text:span text:style-name="T12">servletOutput.println("This is the doPost method");</text:span></text:p>
      <text:p text:style-name="Preformatted_20_Text"><text:s text:c="16"/><text:span text:style-name="T5">servletOutput.println("&amp;ltbr&gt;");</text:span></text:p>
      <text:p text:style-name="Preformatted_20_Text"/>
      <text:p text:style-name="Preformatted_20_Text"><text:s text:c="16"/><text:span text:style-name="T5">String user =null;</text:span></text:p>
      <text:p text:style-name="Preformatted_20_Text"><text:s text:c="16"/><text:span text:style-name="T5">String sessionKey=null;</text:span></text:p>
      <text:p text:style-name="Preformatted_20_Text"><text:s text:c="16"/><text:span text:style-name="T10">sessionKey</text:span><text:span text:style-name="T5"> = req.getParameter(</text:span><text:span text:style-name="T10">FacebookParam.SESSION_KEY.toString()</text:span><text:span text:style-name="T5">); <text:s/>// Session Key passed as request parameter</text:span></text:p>
      <text:p text:style-name="Preformatted_20_Text"><text:s text:c="16"/><text:span text:style-name="T5">if (sessionKey==null) { // If there is not session key, they user not logged in</text:span></text:p>
      <text:p text:style-name="Preformatted_20_Text"><text:s text:c="24"/><text:span text:style-name="T5">servletOutput.println(""); <text:s/>// Facebook Redirect to login page</text:span></text:p>
      <text:p text:style-name="Preformatted_20_Text"><text:s text:c="16"/><text:span text:style-name="T7">}</text:span></text:p>
      <text:p text:style-name="Preformatted_20_Text"><text:s text:c="16"/><text:span text:style-name="T5">else{</text:span></text:p>
      <text:p text:style-name="Preformatted_20_Text"><text:s text:c="24"/><text:span text:style-name="T5">user = req.getParameter("fb_sig_user"); <text:s/>// get user as a string. <text:s/>User info </text:span><text:soft-page-break/><text:span text:style-name="T5">passed as request parameter</text:span></text:p>
      <text:p text:style-name="Preformatted_20_Text"><text:s text:c="24"/><text:span text:style-name="T12">servletOutput.println("User is " + user); <text:s/>// displays numeric value</text:span></text:p>
      <text:p text:style-name="Preformatted_20_Text"><text:s text:c="24"/><text:span text:style-name="T5">servletOutput.println("&amp;ltbr&gt;");</text:span></text:p>
      <text:p text:style-name="Preformatted_20_Text"><text:s text:c="24"/><text:span text:style-name="T5">facebook = </text:span><text:span text:style-name="T10">new FacebookJsonRestClient(appapikey, appsecret,sessionKey); </text:span><text:span text:style-name="T5"><text:s/></text:span><text:span text:style-name="T8">// create Facebook Json Rest Client</text:span></text:p>
      <text:p text:style-name="Preformatted_20_Text"><text:s text:c="24"/><text:span text:style-name="T12">servletOutput.println("Facebook Client created");</text:span></text:p>
      <text:p text:style-name="Preformatted_20_Text"><text:s text:c="24"/><text:span text:style-name="T5">servletOutput.println("&amp;ltbr&gt;");</text:span></text:p>
      <text:p text:style-name="Preformatted_20_Text"><text:s text:c="24"/><text:span text:style-name="T5">// with Facebook client created, now Facebook API calls can be made</text:span></text:p>
      <text:p text:style-name="Preformatted_20_Text"><text:s text:c="24"/><text:span text:style-name="T8">// In this case, a call to FQL to get username</text:span></text:p>
      <text:p text:style-name="Preformatted_20_Text"><text:s text:c="24"/><text:span text:style-name="T5">try{</text:span></text:p>
      <text:p text:style-name="Preformatted_20_Text"><text:s text:c="32"/><text:span text:style-name="T5">String query = "SELECT name FROM user WHERE uid=" + user;</text:span></text:p>
      <text:p text:style-name="Preformatted_20_Text"><text:s text:c="32"/><text:span text:style-name="T10">org.json.JSONArray resultArray = (org.json.JSONArray)facebook.fql_query(query);</text:span><text:span text:style-name="T5"> </text:span><text:span text:style-name="T8">// query return an object. <text:s/>Casting it as a String</text:span></text:p>
      <text:p text:style-name="Preformatted_20_Text"><text:s text:c="32"/><text:span text:style-name="T12">servletOutput.println("User Name is " + resultArray); </text:span></text:p>
      <text:p text:style-name="Preformatted_20_Text"><text:s text:c="24"/><text:span text:style-name="T5">}</text:span></text:p>
      <text:p text:style-name="Preformatted_20_Text"><text:s text:c="24"/><text:span text:style-name="T5">catch( FacebookException ex )</text:span></text:p>
      <text:p text:style-name="Preformatted_20_Text"><text:s text:c="24"/><text:span text:style-name="T5">{</text:span></text:p>
      <text:p text:style-name="Preformatted_20_Text"><text:s text:c="32"/><text:span text:style-name="T5">servletOutput.println("&gt;Error: Couldn't talk to Facebook&gt; " <text:s/>+ ex );</text:span></text:p>
      <text:p text:style-name="Preformatted_20_Text"><text:s text:c="24"/><text:span text:style-name="T5">}</text:span></text:p>
      <text:p text:style-name="Preformatted_20_Text"><text:s text:c="16"/><text:span text:style-name="T5">} //else user is logged in</text:span></text:p>
      <text:p text:style-name="Preformatted_20_Text"><text:s text:c="16"/><text:span text:style-name="T5">servletOutput.close();</text:span></text:p>
      <text:p text:style-name="Preformatted_20_Text"><text:s text:c="6"/><text:span text:style-name="T11"><text:s text:c="2"/></text:span><text:span text:style-name="T6">} <text:s/>// end doPost()</text:span></text:p>
      <text:p text:style-name="P6">}</text:p>
      <text:p text:style-name="P24"/>
      <text:p text:style-name="P24"/>
      <text:p text:style-name="P24"/>
      <text:p text:style-name="P25"/>
      <table:table table:name="Taula1" table:style-name="Taula1">
        <table:table-column table:style-name="Taula1.A"/>
        <text:soft-page-break/>
        <table:table-row>
          <table:table-cell table:style-name="Taula1.A1" office:value-type="string">
            <text:h text:style-name="P14" text:outline-level="2" text:is-list-header="true">My applications</text:h>
            <text:p text:style-name="P4"><text:a xlink:type="simple" xlink:href="http://www.facebook.com/developers/createapp.php?app_id=145395435512797"><text:span text:style-name="T14">Set Up New Application</text:span></text:a></text:p>
            <text:section text:style-name="Sect1" text:name="dev_app_list">
              <text:p text:style-name="P5"/>
              <text:section text:style-name="Sect1" text:name="145395435512797_li">
                <text:p text:style-name="P4"><text:a xlink:type="simple" xlink:href="http://www.facebook.com/?sk=apps&amp;ap=1#"><text:span text:style-name="T14">degloba</text:span></text:a></text:p>
                <text:p text:style-name="P5"> </text:p>
              </text:section>
            </text:section>
            <text:section text:style-name="Sect1" text:name="dev_app_infos">
              <text:p text:style-name="P5"/>
              <text:section text:style-name="Sect1" text:name="145395435512797_info">
                <text:p text:style-name="P3"><draw:frame draw:style-name="fr2" draw:name="Imatges1" text:anchor-type="as-char" svg:width="2.475cm" svg:height="2.475cm" draw:z-index="0"><draw:image xlink:href="http://static.ak.fbcdn.net/rsrc.php/zl/r/4ENfdpFRo33.gif" xlink:type="simple" xlink:show="embed" xlink:actuate="onLoad"/></draw:frame></text:p>
                <text:h text:style-name="P9" text:outline-level="3" text:is-list-header="true">degloba</text:h>
                <text:section text:style-name="Sect1" text:name="app_id_145395435512797_submit">
                  <text:h text:style-name="P13" text:outline-level="6" text:is-list-header="true">Directory Status: Not submitted</text:h>
                  <text:p text:style-name="Text_20_body"><text:span text:style-name="T14">Once you have completed your application, you may </text:span><text:a xlink:type="simple" xlink:href="http://www.facebook.com/developers/submitapp.php?app_id=145395435512797"><text:span text:style-name="T14">submit it</text:span></text:a><text:span text:style-name="T14"> to the Application Directory.</text:span></text:p>
                </text:section>
                <text:p text:style-name="P3">Monthly Active Users</text:p>
                <text:h text:style-name="P12" text:outline-level="4" text:is-list-header="true">0</text:h>
                <text:p text:style-name="P3">People who like this</text:p>
                <text:h text:style-name="P12" text:outline-level="4" text:is-list-header="true">0</text:h>
                <text:p text:style-name="P3">Total Users</text:p>
                <text:h text:style-name="P12" text:outline-level="4" text:is-list-header="true">0</text:h>
                <text:p text:style-name="P10">Application ID</text:p>
                <text:p text:style-name="P11">145395435512797</text:p>
                <text:p text:style-name="P10">API Key</text:p>
                <text:p text:style-name="P11">02b941f1e14d3ef2cb1feeb297159050</text:p>
                <text:p text:style-name="P10">Application Secret</text:p>
                <text:p text:style-name="P11"><text:bookmark text:name="application_secret"/>289329709e1aa43836d143476baeee99</text:p>
                <text:p text:style-name="P10">Canvas Page</text:p>
                <text:p text:style-name="P11">http://apps.facebook.com/degloba/</text:p>
                <text:p text:style-name="P10">Canvas URL</text:p>
                <text:p text:style-name="P11">http://localhost:8080/degloba/</text:p>
                <text:p text:style-name="P10">Canvas FBML/iframe</text:p>
                <text:p text:style-name="P11">FBML</text:p>
                <text:p text:style-name="P31">Contact Email</text:p>
                <text:p text:style-name="P11">degloba@degloba.com</text:p>
                <text:p text:style-name="P10">Support Email Address</text:p>
                <text:p text:style-name="P11">degloba@degloba.com</text:p>
                <text:p text:style-name="P10">Sample Code</text:p>
                <text:p text:style-name="P8">Get started quickly with some example code!</text:p>
                <text:list text:style-name="L1">
                  <text:list-item>
                    <text:p text:style-name="P22"><text:a xlink:type="simple" xlink:href="http://www.facebook.com/developers/editapp.php?app_id=145395435512797"><text:span text:style-name="T14">Edit settings</text:span></text:a></text:p>
                  </text:list-item>
                  <text:list-item>
                    <text:p text:style-name="P22"><text:a xlink:type="simple" xlink:href="http://www.facebook.com/apps/application.php?id=145395435512797"><text:span text:style-name="T14">Application Profile Page</text:span></text:a></text:p>
                  </text:list-item>
                  <text:list-item>
                    <text:p text:style-name="P22"><text:a xlink:type="simple" xlink:href="http://www.facebook.com/insights/?sk=ao_145395435512797"><text:span text:style-name="T14">Insights</text:span></text:a></text:p>
                  </text:list-item>
                  <text:list-item>
                    <text:p text:style-name="P22"><text:a xlink:type="simple" xlink:href="http://www.facebook.com/translations/admin/dashboard.php?app=145395435512797"><text:span text:style-name="T14">Translations</text:span></text:a></text:p>
                  </text:list-item>
                  <text:list-item>
                    <text:p text:style-name="P22"><text:a xlink:type="simple" xlink:href="http://www.facebook.com/campaign/landing.php?placement=app2&amp;campaign_id=371652754678&amp;extra_1=0&amp;fbid=145395435512797&amp;extra_2=128"><text:span text:style-name="T14">Advertise</text:span></text:a></text:p>
                  </text:list-item>
                  <text:list-item>
                    <text:p text:style-name="P21"><text:a xlink:type="simple" xlink:href="http://www.facebook.com/ajax/developers/reset_secret_key.php?app_id=145395435512797"><text:span text:style-name="T14">Reset Application Secret</text:span></text:a></text:p>
                  </text:list-item>
                </text:list>
                <text:p text:style-name="P4"><text:a xlink:type="simple" xlink:href="http://www.facebook.com/ajax/developers/delete_app.php?app_id=145395435512797"><text:span text:style-name="T14">Delete Application</text:span></text:a></text:p>
              </text:section>
            </text:section>
            <text:section text:style-name="Sect1" text:name="dev_quick_start">
              <text:p text:style-name="P3"/>
            </text:section>
            <text:p text:style-name="P17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26">SLIDESHARE</text:p>
      <text:p text:style-name="P24"><draw:line text:anchor-type="paragraph" draw:z-index="4" draw:style-name="gr1" draw:text-style-name="P32" svg:x1="4.656cm" svg:y1="0.381cm" svg:x2="1.358cm" svg:y2="1.7cm"><text:p/></draw:line>Example 1:<draw:frame draw:style-name="fr1" draw:name="Marc3" text:anchor-type="char" svg:x="6.81cm" svg:y="0.238cm" svg:width="1.242cm" svg:height="0.891cm" draw:z-index="1"><draw:text-box><text:p text:style-name="P20">title</text:p><text:p text:style-name="P19"/></draw:text-box></draw:frame><draw:frame draw:style-name="fr1" draw:name="Marc1" text:anchor-type="char" svg:x="3.981cm" svg:y="0.021cm" svg:width="1.242cm" svg:height="0.891cm" draw:z-index="3"><draw:text-box><text:p text:style-name="P20">id</text:p><text:p text:style-name="P19"/></draw:text-box></draw:frame></text:p>
      <text:p text:style-name="P25"><draw:line text:anchor-type="paragraph" draw:z-index="2" draw:style-name="gr1" draw:text-style-name="P32" svg:x1="7.318cm" svg:y1="-0.176cm" svg:x2="3.455cm" svg:y2="1.031cm"><text:p/></draw:line>&lt;object <text:span text:style-name="T22">type="application/x-shockwave-flash"</text:span> data="<text:span text:style-name="T1">http://s3.amazonaws.com/slideshare/ssplayer.swf</text:span>?<text:span text:style-name="T19">id=6005036</text:span>&amp;<text:span text:style-name="T16">doc=soascaesb</text:span><text:span text:style-name="T20">-101202052526-phpapp02</text:span>&amp;branding=no" width="425" height="348"&gt;</text:p>
      <text:p text:style-name="P25">&lt;param name="movie" value="http://s3.amazonaws.com/slideshare/ssplayer.swf?<text:span text:style-name="T9">id=6005036</text:span>&amp;<text:span text:style-name="T20">doc=soascaesb-101202052526-phpapp02</text:span>&amp;branding=no" /&gt;</text:p>
      <text:p text:style-name="P25">&lt;embed src="http://s3.amazonaws.com/slideshare/ssplayer.swf?<text:span text:style-name="T9">id=6005036</text:span>&amp;<text:span text:style-name="T20">doc=soascaesb-101202052526-phpapp02</text:span>&amp;branding=no" type="application/x-shockwave-flash" width="425" height="348"&gt;&lt;/embed&gt;</text:p>
      <text:p text:style-name="P25">&lt;/object&gt;</text:p>
      <text:p text:style-name="P25"/>
      <text:p text:style-name="P25">Exemple 2 :</text:p>
      <text:p text:style-name="P25">&lt;object type="application/x-shockwave-flash" data="http://s3.amazonaws.com/slideshare/ssplayer.swf?<text:span text:style-name="T19">id=6016970</text:span>&amp;<text:span text:style-name="T20">doc=cloud-101203065258-phpapp01</text:span>&amp;branding=no" width="425" height="348"&gt;</text:p>
      <text:p text:style-name="P25">&lt;param name="movie" value="http://s3.amazonaws.com/slideshare/ssplayer.swf?<text:span text:style-name="T9">id=6016970</text:span>&amp;<text:span text:style-name="T20">doc=cloud-101203065258-phpapp01</text:span>&amp;branding=no" /&gt;</text:p>
      <text:p text:style-name="P27">&lt;embed src="http://s3.amazonaws.com/slideshare/ssplayer.swf?<text:span text:style-name="T9">id=6016970</text:span>&amp;<text:span text:style-name="T20">doc=cloud-101203065258-phpapp01</text:span>&amp;branding=no" type="application/x-shockwave-flash" width="425" height="348"&gt;&lt;/embed&gt;&lt;/object&gt;</text:p>
      <text:p text:style-name="P27"/>
      <text:p text:style-name="P27">Exemple 3 :</text:p>
      <text:p text:style-name="P29">&lt;object type="application/x-shockwave-flash" data="http://s3.amazonaws.com/slideshare/ssplayer.swf?<text:span text:style-name="T9">id=6020586</text:span>&amp;<text:span text:style-name="T20">doc=accenturecloudcomputinglatercelaoladelastijunio2010-101203103047-phpapp01</text:span>&amp;branding=no" width="425" height="348"&gt;</text:p>
      <text:p text:style-name="P29">&lt;param name="movie" value="http://s3.amazonaws.com/slideshare/ssplayer.swf?<text:span text:style-name="T9">id=6020586</text:span>&amp;<text:span text:style-name="T20">doc=accenturecloudcomputinglatercelaoladelastijunio2010-101203103047-phpapp01</text:span>&amp;branding=no" /&gt;</text:p>
      <text:p text:style-name="P29">&lt;embed src="http://s3.amazonaws.com/slideshare/ssplayer.swf?<text:span text:style-name="T9">id=6020586</text:span>&amp;doc=<text:span text:style-name="T20">accenturecloudcomputinglatercelaoladelastijunio2010-101203103047-phpapp01</text:span>&amp;branding=no" type="application/x-shockwave-flash" width="425" height="348"&gt;&lt;/embed&gt;&lt;/object&gt;</text:p>
      <text:p text:style-name="P27"/>
      <text:p text:style-name="P28">PASOS PER AFEGIR NOUS DOCUMENTS (EXAMPLES)</text:p>
      <text:p text:style-name="P27">1.-Anar a la web SlideShare i entrar amb l'usuari “degloba”</text:p>
      <text:p text:style-name="P27"><text:soft-page-break/>2.-Upload document : definir el camp “Title” que ha de coincidir amb el camp “Descripcio” de la BD (taula exemples)</text:p>
      <text:p text:style-name="P27">3.Insertar un registre a la taula examples amb el camp “Descripcio” = “Title del document pujat”</text:p>
      <text:p text:style-name="P18"/>
      <text:h text:style-name="P30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arial" svg:font-family="arial"/>
    <style:font-face style:name="Verdana" svg:font-family="Verdana" style:font-family-generic="swiss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style:font-name="Liberation Serif" fo:font-size="7pt" fo:font-weight="bold" style:font-name-asian="DejaVu Sans" style:font-size-asian="7pt" style:font-weight-asian="bold" style:font-name-complex="DejaVu Sans" style:font-size-complex="7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Liberation Serif"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oot</meta:initial-creator>
    <meta:creation-date>2010-12-01T17:25:41</meta:creation-date>
    <dc:creator>root</dc:creator>
    <dc:date>2010-12-03T18:02:56</dc:date>
    <meta:editing-cycles>7</meta:editing-cycles>
    <meta:editing-duration>PT7H47M19S</meta:editing-duration>
    <meta:user-defined meta:name="Informació 1"/>
    <meta:user-defined meta:name="Informació 2"/>
    <meta:user-defined meta:name="Informació 3"/>
    <meta:user-defined meta:name="Informació 4"/>
    <meta:document-statistic meta:table-count="1" meta:image-count="1" meta:object-count="0" meta:page-count="5" meta:paragraph-count="119" meta:word-count="694" meta:character-count="6461"/>
  </office:meta>
</office:document-meta>
</file>